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5673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6" style:family="table-cell" style:parent-style-name="Pivot_20_Table_20_Field">
      <style:table-cell-properties fo:border="0.99pt solid #000000"/>
    </style:style>
    <style:style style:name="ce2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3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40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43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7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5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6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67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68" style:family="table-cell" style:parent-style-name="Pivot_20_Table_20_Value" style:data-style-name="N4"/>
    <style:style style:name="ce69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7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2" style:family="table-cell" style:parent-style-name="Pivot_20_Table_20_Value" style:data-style-name="N0"/>
    <style:style style:name="ce73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7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79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ransfer size (MB)</text:p>
          </table:table-cell>
          <table:table-cell office:value-type="string" calcext:value-type="string">
            <text:p># of requests</text:p>
          </table:table-cell>
        </table:table-row>
        <table:table-row table:style-name="ro1">
          <table:table-cell office:value-type="string" calcext:value-type="string">
            <text:p>Sun Feb 26 20:07:27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8.33653" calcext:value-type="float">
            <text:p>8.34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08:0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7.58096" calcext:value-type="float">
            <text:p>7.58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3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08:50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83859" calcext:value-type="float">
            <text:p>2.84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4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09:24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39525" calcext:value-type="float">
            <text:p>6.40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5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0:13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2.13911" calcext:value-type="float">
            <text:p>2.14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6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0:47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12128" calcext:value-type="float">
            <text:p>4.12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7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1:36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56242" calcext:value-type="float">
            <text:p>2.56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8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2:10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2.47612" calcext:value-type="float">
            <text:p>2.48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9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2:44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2.01991" calcext:value-type="float">
            <text:p>2.02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10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3:18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1772" calcext:value-type="float">
            <text:p>6.18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11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3:51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5.66046" calcext:value-type="float">
            <text:p>5.66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1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4:25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06799" calcext:value-type="float">
            <text:p>4.07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13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4:59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67508" calcext:value-type="float">
            <text:p>2.68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14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5:32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8.65983" calcext:value-type="float">
            <text:p>8.66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15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6:06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2.00194" calcext:value-type="float">
            <text:p>2.00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16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6:39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2.14024" calcext:value-type="float">
            <text:p>2.14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17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7:13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11179" calcext:value-type="float">
            <text:p>6.11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18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8:04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2.0769" calcext:value-type="float">
            <text:p>2.08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19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8:38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44536" calcext:value-type="float">
            <text:p>2.45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20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9:27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1.70913" calcext:value-type="float">
            <text:p>1.71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21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0:01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16128" calcext:value-type="float">
            <text:p>6.16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2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0:34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1.6518" calcext:value-type="float">
            <text:p>1.65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23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1:08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3.91984" calcext:value-type="float">
            <text:p>3.92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24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1:42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2.3306" calcext:value-type="float">
            <text:p>2.33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25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2:16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1.97182" calcext:value-type="float">
            <text:p>1.97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26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2:49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3.14154" calcext:value-type="float">
            <text:p>3.14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27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3:24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8.44295" calcext:value-type="float">
            <text:p>8.44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28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3:58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11.5975" calcext:value-type="float">
            <text:p>11.60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29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4:47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0656" calcext:value-type="float">
            <text:p>6.07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30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5:21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2.03641" calcext:value-type="float">
            <text:p>2.04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31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6:20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49723" calcext:value-type="float">
            <text:p>6.50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3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6:54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06344" calcext:value-type="float">
            <text:p>4.06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33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7:28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1.75188" calcext:value-type="float">
            <text:p>1.75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34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8:0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2.1203" calcext:value-type="float">
            <text:p>2.12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35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8:52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5.35822" calcext:value-type="float">
            <text:p>5.36</text:p>
          </table:table-cell>
          <table:table-cell office:value-type="float" office:value="52406656" calcext:value-type="float">
            <text:p>52406656</text:p>
          </table:table-cell>
          <table:table-cell table:style-name="ce3" table:formula="of:=[.E36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9:26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48359" calcext:value-type="float">
            <text:p>6.48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37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9:59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6349" calcext:value-type="float">
            <text:p>6.63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38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0:48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23887" calcext:value-type="float">
            <text:p>6.24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39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1:22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3.06641" calcext:value-type="float">
            <text:p>3.07</text:p>
          </table:table-cell>
          <table:table-cell office:value-type="float" office:value="48000000" calcext:value-type="float">
            <text:p>48000000</text:p>
          </table:table-cell>
          <table:table-cell table:style-name="ce3" table:formula="of:=[.E40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1:55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7.71013" calcext:value-type="float">
            <text:p>7.71</text:p>
          </table:table-cell>
          <table:table-cell office:value-type="float" office:value="536870912" calcext:value-type="float">
            <text:p>536870912</text:p>
          </table:table-cell>
          <table:table-cell table:style-name="ce3" table:formula="of:=[.E41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ivot Table_out1_1" table:style-name="ta1">
        <table:table-column table:style-name="co8" table:default-cell-style-name="ce41"/>
        <table:table-column table:style-name="co8" table:default-cell-style-name="ce27"/>
        <table:table-column table:style-name="co9" table:default-cell-style-name="ce39"/>
        <table:table-column table:style-name="co8" table:number-columns-repeated="5" table:default-cell-style-name="Default"/>
        <table:table-row table:style-name="ro1">
          <table:table-cell table:style-name="ce2"/>
          <table:table-cell table:style-name="ce25"/>
          <table:table-cell table:style-name="ce37" office:value-type="string" calcext:value-type="string">
            <text:p>Data</text:p>
          </table:table-cell>
          <table:table-cell table:style-name="ce56" table:number-columns-repeated="4"/>
          <table:table-cell table:style-name="ce74"/>
        </table:table-row>
        <table:table-row table:style-name="ro1">
          <table:table-cell table:style-name="ce6" office:value-type="string" calcext:value-type="string">
            <text:p>Platform</text:p>
          </table:table-cell>
          <table:table-cell table:style-name="ce26" office:value-type="string" calcext:value-type="string">
            <text:p>Type</text:p>
          </table:table-cell>
          <table:table-cell table:style-name="ce38" office:value-type="string" calcext:value-type="string">
            <text:p>Median - Total Time</text:p>
          </table:table-cell>
          <table:table-cell table:style-name="ce57" office:value-type="string" calcext:value-type="string">
            <text:p>StDev - Total Time</text:p>
          </table:table-cell>
          <table:table-cell table:style-name="ce57" office:value-type="string" calcext:value-type="string">
            <text:p>Median - Transfer size (MB)</text:p>
          </table:table-cell>
          <table:table-cell table:style-name="ce57" office:value-type="string" calcext:value-type="string">
            <text:p>StDev - Transfer size (MB)</text:p>
          </table:table-cell>
          <table:table-cell table:style-name="ce57" office:value-type="string" calcext:value-type="string">
            <text:p>Median - # of requests</text:p>
          </table:table-cell>
          <table:table-cell table:style-name="ce75" office:value-type="string" calcext:value-type="string">
            <text:p>Count - # of requests</text:p>
          </table:table-cell>
        </table:table-row>
        <table:table-row table:style-name="ro1">
          <table:table-cell table:style-name="ce10"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8.33653" calcext:value-type="float">
            <text:p>8.34</text:p>
          </table:table-cell>
          <table:table-cell table:style-name="ce66" office:value-type="float" office:value="0.473749690976152" calcext:value-type="float">
            <text:p>0.47</text:p>
          </table:table-cell>
          <table:table-cell table:style-name="ce66" office:value-type="float" office:value="512" calcext:value-type="float">
            <text:p>512.00</text:p>
          </table:table-cell>
          <table:table-cell table:style-name="ce66" office:value-type="float" office:value="0" calcext:value-type="float">
            <text:p>0.00</text:p>
          </table:table-cell>
          <table:table-cell table:style-name="ce70" office:value-type="float" office:value="32" calcext:value-type="float">
            <text:p>32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merge</text:p>
          </table:table-cell>
          <table:table-cell table:style-name="ce40" office:value-type="float" office:value="2.14024" calcext:value-type="float">
            <text:p>2.14</text:p>
          </table:table-cell>
          <table:table-cell table:style-name="ce67" office:value-type="float" office:value="0.459286203602939" calcext:value-type="float">
            <text:p>0.46</text:p>
          </table:table-cell>
          <table:table-cell table:style-name="ce67" office:value-type="float" office:value="49.9788818359375" calcext:value-type="float">
            <text:p>49.98</text:p>
          </table:table-cell>
          <table:table-cell table:style-name="ce67" office:value-type="float" office:value="0" calcext:value-type="float">
            <text:p>0.00</text:p>
          </table:table-cell>
          <table:table-cell table:style-name="ce71" office:value-type="float" office:value="32" calcext:value-type="float">
            <text:p>32</text:p>
          </table:table-cell>
          <table:table-cell table:style-name="ce77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39525" calcext:value-type="float">
            <text:p>6.40</text:p>
          </table:table-cell>
          <table:table-cell table:style-name="ce66" office:value-type="float" office:value="0.380058266756559" calcext:value-type="float">
            <text:p>0.38</text:p>
          </table:table-cell>
          <table:table-cell table:style-name="ce66" office:value-type="float" office:value="512" calcext:value-type="float">
            <text:p>512.00</text:p>
          </table:table-cell>
          <table:table-cell table:style-name="ce66" office:value-type="float" office:value="0" calcext:value-type="float">
            <text:p>0.00</text:p>
          </table:table-cell>
          <table:table-cell table:style-name="ce70" office:value-type="float" office:value="32" calcext:value-type="float">
            <text:p>32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 table:style-name="ce22"/>
          <table:table-cell table:style-name="ce31" office:value-type="string" calcext:value-type="string">
            <text:p>lambda</text:p>
          </table:table-cell>
          <table:table-cell table:style-name="ce42" office:value-type="float" office:value="4.06799" calcext:value-type="float">
            <text:p>4.07</text:p>
          </table:table-cell>
          <table:table-cell table:style-name="ce68" office:value-type="float" office:value="3.37924002503521" calcext:value-type="float">
            <text:p>3.38</text:p>
          </table:table-cell>
          <table:table-cell table:style-name="ce68" office:value-type="float" office:value="45.7763671875" calcext:value-type="float">
            <text:p>45.78</text:p>
          </table:table-cell>
          <table:table-cell table:style-name="ce68" office:value-type="float" office:value="0" calcext:value-type="float">
            <text:p>0.00</text:p>
          </table:table-cell>
          <table:table-cell table:style-name="ce72" office:value-type="float" office:value="32" calcext:value-type="float">
            <text:p>32</text:p>
          </table:table-cell>
          <table:table-cell table:style-name="ce78" office:value-type="float" office:value="5" calcext:value-type="float">
            <text:p>5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merge</text:p>
          </table:table-cell>
          <table:table-cell table:style-name="ce40" office:value-type="float" office:value="1.75188" calcext:value-type="float">
            <text:p>1.75</text:p>
          </table:table-cell>
          <table:table-cell table:style-name="ce67" office:value-type="float" office:value="0.280706666468753" calcext:value-type="float">
            <text:p>0.28</text:p>
          </table:table-cell>
          <table:table-cell table:style-name="ce67" office:value-type="float" office:value="49.9788818359375" calcext:value-type="float">
            <text:p>49.98</text:p>
          </table:table-cell>
          <table:table-cell table:style-name="ce67" office:value-type="float" office:value="0" calcext:value-type="float">
            <text:p>0.00</text:p>
          </table:table-cell>
          <table:table-cell table:style-name="ce71" office:value-type="float" office:value="32" calcext:value-type="float">
            <text:p>32</text:p>
          </table:table-cell>
          <table:table-cell table:style-name="ce77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1772" calcext:value-type="float">
            <text:p>6.18</text:p>
          </table:table-cell>
          <table:table-cell table:style-name="ce66" office:value-type="float" office:value="0.169245250066287" calcext:value-type="float">
            <text:p>0.17</text:p>
          </table:table-cell>
          <table:table-cell table:style-name="ce66" office:value-type="float" office:value="512" calcext:value-type="float">
            <text:p>512.00</text:p>
          </table:table-cell>
          <table:table-cell table:style-name="ce66" office:value-type="float" office:value="0" calcext:value-type="float">
            <text:p>0.00</text:p>
          </table:table-cell>
          <table:table-cell table:style-name="ce70" office:value-type="float" office:value="32" calcext:value-type="float">
            <text:p>32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 table:style-name="ce22"/>
          <table:table-cell table:style-name="ce31" office:value-type="string" calcext:value-type="string">
            <text:p>lambda</text:p>
          </table:table-cell>
          <table:table-cell table:style-name="ce42" office:value-type="float" office:value="2.67508" calcext:value-type="float">
            <text:p>2.68</text:p>
          </table:table-cell>
          <table:table-cell table:style-name="ce68" office:value-type="float" office:value="0.2430588368482" calcext:value-type="float">
            <text:p>0.24</text:p>
          </table:table-cell>
          <table:table-cell table:style-name="ce68" office:value-type="float" office:value="45.7763671875" calcext:value-type="float">
            <text:p>45.78</text:p>
          </table:table-cell>
          <table:table-cell table:style-name="ce68" office:value-type="float" office:value="0" calcext:value-type="float">
            <text:p>0.00</text:p>
          </table:table-cell>
          <table:table-cell table:style-name="ce72" office:value-type="float" office:value="32" calcext:value-type="float">
            <text:p>32</text:p>
          </table:table-cell>
          <table:table-cell table:style-name="ce78" office:value-type="float" office:value="5" calcext:value-type="float">
            <text:p>5</text:p>
          </table:table-cell>
        </table:table-row>
        <table:table-row table:style-name="ro1">
          <table:table-cell table:style-name="ce23"/>
          <table:table-cell table:style-name="ce32" office:value-type="string" calcext:value-type="string">
            <text:p>merge</text:p>
          </table:table-cell>
          <table:table-cell table:style-name="ce43" office:value-type="float" office:value="2.0769" calcext:value-type="float">
            <text:p>2.08</text:p>
          </table:table-cell>
          <table:table-cell table:style-name="ce69" office:value-type="float" office:value="1.47802424207792" calcext:value-type="float">
            <text:p>1.48</text:p>
          </table:table-cell>
          <table:table-cell table:style-name="ce69" office:value-type="float" office:value="49.9788818359375" calcext:value-type="float">
            <text:p>49.98</text:p>
          </table:table-cell>
          <table:table-cell table:style-name="ce69" office:value-type="float" office:value="0" calcext:value-type="float">
            <text:p>0.00</text:p>
          </table:table-cell>
          <table:table-cell table:style-name="ce73" office:value-type="float" office:value="32" calcext:value-type="float">
            <text:p>32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zure</text:p>
          </table:table-cell>
          <table:table-cell table:style-name="ce11" office:value-type="string" calcext:value-type="string">
            <text:p>get</text:p>
          </table:table-cell>
          <table:table-cell table:style-name="ce17" office:value-type="float" office:value="8.33653" calcext:value-type="float">
            <text:p>8.34</text:p>
          </table:table-cell>
          <table:table-cell table:formula="of:=0.0005*32/1000+[.E3]/1024*0.05" office:value-type="float" office:value="0.025016" calcext:value-type="float">
            <text:p>0.025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re</text:p>
          </table:table-cell>
          <table:table-cell table:style-name="ce12" office:value-type="string" calcext:value-type="string">
            <text:p>merge</text:p>
          </table:table-cell>
          <table:table-cell table:style-name="ce18" office:value-type="float" office:value="2.14024" calcext:value-type="float">
            <text:p>2.14</text:p>
          </table:table-cell>
          <table:table-cell table:formula="of:=0.0005*32/1000+[.E4]/1024*0.05" office:value-type="float" office:value="0.00245637508964539" calcext:value-type="float">
            <text:p>0.00245637508964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table:style-name="ce11" office:value-type="string" calcext:value-type="string">
            <text:p>get</text:p>
          </table:table-cell>
          <table:table-cell table:style-name="ce17" office:value-type="float" office:value="6.39525" calcext:value-type="float">
            <text:p>6.40</text:p>
          </table:table-cell>
          <table:table-cell table:formula="of:=0.08*[.E5]/1024"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table:style-name="ce13" office:value-type="string" calcext:value-type="string">
            <text:p>lambda</text:p>
          </table:table-cell>
          <table:table-cell table:style-name="ce19" office:value-type="float" office:value="4.06799" calcext:value-type="float">
            <text:p>4.07</text:p>
          </table:table-cell>
          <table:table-cell table:formula="of:=[.E6]*0.08/1024+8*0.00000165/1000*32" office:value-type="float" office:value="0.00357670108652344" calcext:value-type="float">
            <text:p>0.00357670108652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table:style-name="ce12" office:value-type="string" calcext:value-type="string">
            <text:p>merge</text:p>
          </table:table-cell>
          <table:table-cell table:style-name="ce18" office:value-type="float" office:value="1.75188" calcext:value-type="float">
            <text:p>1.75</text:p>
          </table:table-cell>
          <table:table-cell table:formula="of:=0.08*[.E7]/1024" office:value-type="float" office:value="0.00390460014343262" calcext:value-type="float">
            <text:p>0.00390460014343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1" office:value-type="string" calcext:value-type="string">
            <text:p>get</text:p>
          </table:table-cell>
          <table:table-cell table:style-name="ce17" office:value-type="float" office:value="6.1772" calcext:value-type="float">
            <text:p>6.18</text:p>
          </table:table-cell>
          <table:table-cell table:formula="of:=0.05*[.E8]/1024"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3" office:value-type="string" calcext:value-type="string">
            <text:p>lambda</text:p>
          </table:table-cell>
          <table:table-cell table:style-name="ce19" office:value-type="float" office:value="2.67508" calcext:value-type="float">
            <text:p>2.68</text:p>
          </table:table-cell>
          <table:table-cell table:formula="of:=[.E9]*0.05/1024+330*0.0000167/1000*32" office:value-type="float" office:value="0.00241152617907715" calcext:value-type="float">
            <text:p>0.00241152617907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4" office:value-type="string" calcext:value-type="string">
            <text:p>merge</text:p>
          </table:table-cell>
          <table:table-cell table:style-name="ce20" office:value-type="float" office:value="2.0769" calcext:value-type="float">
            <text:p>2.08</text:p>
          </table:table-cell>
          <table:table-cell table:formula="of:=[.E10]*0.05/1024" office:value-type="float" office:value="0.00244037508964539" calcext:value-type="float">
            <text:p>0.00244037508964539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'Pivot Table_out1_1'.A1:'Pivot Table_out1_1'.H10" table:buttons="'Pivot Table_out1_1'.A2 'Pivot Table_out1_1'.B2 'Pivot Table_out1_1'.C1" table:grand-total="none" table:show-filter-button="false">
          <table:source-cell-range table:cell-range-address="out1.A1:out1.G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c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  <table:data-pilot-member table:name="mer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1.65" table:display="true" table:show-details="true"/>
                <table:data-pilot-member table:name="1.71" table:display="true" table:show-details="true"/>
                <table:data-pilot-member table:name="1.75" table:display="true" table:show-details="true"/>
                <table:data-pilot-member table:name="1.97" table:display="true" table:show-details="true"/>
                <table:data-pilot-member table:name="2.00" table:display="true" table:show-details="true"/>
                <table:data-pilot-member table:name="2.02" table:display="true" table:show-details="true"/>
                <table:data-pilot-member table:name="2.04" table:display="true" table:show-details="true"/>
                <table:data-pilot-member table:name="2.08" table:display="true" table:show-details="true"/>
                <table:data-pilot-member table:name="2.12" table:display="true" table:show-details="true"/>
                <table:data-pilot-member table:name="2.14" table:display="true" table:show-details="true"/>
                <table:data-pilot-member table:name="2.33" table:display="true" table:show-details="true"/>
                <table:data-pilot-member table:name="2.45" table:display="true" table:show-details="true"/>
                <table:data-pilot-member table:name="2.48" table:display="true" table:show-details="true"/>
                <table:data-pilot-member table:name="2.56" table:display="true" table:show-details="true"/>
                <table:data-pilot-member table:name="2.68" table:display="true" table:show-details="true"/>
                <table:data-pilot-member table:name="2.84" table:display="true" table:show-details="true"/>
                <table:data-pilot-member table:name="3.07" table:display="true" table:show-details="true"/>
                <table:data-pilot-member table:name="3.14" table:display="true" table:show-details="true"/>
                <table:data-pilot-member table:name="3.92" table:display="true" table:show-details="true"/>
                <table:data-pilot-member table:name="4.06" table:display="true" table:show-details="true"/>
                <table:data-pilot-member table:name="4.07" table:display="true" table:show-details="true"/>
                <table:data-pilot-member table:name="4.12" table:display="true" table:show-details="true"/>
                <table:data-pilot-member table:name="5.36" table:display="true" table:show-details="true"/>
                <table:data-pilot-member table:name="5.66" table:display="true" table:show-details="true"/>
                <table:data-pilot-member table:name="6.07" table:display="true" table:show-details="true"/>
                <table:data-pilot-member table:name="6.11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24" table:display="true" table:show-details="true"/>
                <table:data-pilot-member table:name="6.40" table:display="true" table:show-details="true"/>
                <table:data-pilot-member table:name="6.48" table:display="true" table:show-details="true"/>
                <table:data-pilot-member table:name="6.50" table:display="true" table:show-details="true"/>
                <table:data-pilot-member table:name="6.63" table:display="true" table:show-details="true"/>
                <table:data-pilot-member table:name="7.58" table:display="true" table:show-details="true"/>
                <table:data-pilot-member table:name="7.71" table:display="true" table:show-details="true"/>
                <table:data-pilot-member table:name="8.34" table:display="true" table:show-details="true"/>
                <table:data-pilot-member table:name="8.44" table:display="true" table:show-details="true"/>
                <table:data-pilot-member table:name="8.66" table:display="true" table:show-details="true"/>
                <table:data-pilot-member table:name="11.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ransfer size (MB)" table:orientation="data" table:used-hierarchy="0" table:function="median">
            <table:data-pilot-level table:show-empty="false" calcext:repeat-item-labels="false">
              <table:data-pilot-members>
                <table:data-pilot-member table:name="45.78" table:display="true" table:show-details="true"/>
                <table:data-pilot-member table:name="49.98" table:display="true" table:show-details="true"/>
                <table:data-pilot-member table:name="512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MB)" table:orientation="data" table:used-hierarchy="-1" table:function="stdev">
            <table:data-pilot-level calcext:repeat-item-labels="false"/>
          </table:data-pilot-field>
          <table:data-pilot-field table:source-field-name="# of requests" table:orientation="data" table:used-hierarchy="0" table:function="median">
            <table:data-pilot-level table:show-empty="false" calcext:repeat-item-labels="false">
              <table:data-pilot-members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s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15:45:01.5774411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6T15:55:43.842723296</dc:date>
    <meta:editing-duration>PT6M34S</meta:editing-duration>
    <meta:editing-cycles>4</meta:editing-cycles>
    <meta:generator>LibreOffice/7.2.4.1$MacOSX_X86_64 LibreOffice_project/27d75539669ac387bb498e35313b970b7fe9c4f9</meta:generator>
    <meta:document-statistic meta:table-count="2" meta:cell-count="387" meta:object-count="0"/>
  </office:meta>
</office:document-meta>
</file>